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dimensional arrays</text:p>
      <text:p text:style-name="P1"><text:span text:style-name="T1">Create syntax is specific to C#:</text:span></text:p>
      <text:p text:style-name="P1"><text:span text:style-name="T1">using </text:span>new<text:span text:style-name="T1">keyword</text:span></text:p>
      <text:p text:style-name="P1"><text:span text:style-name="T1"/></text:p>
      <text:p text:style-name="P1"><text:span text:style-name="T1"><text:tab/>int[,] intMatrix = new int[3, 4];</text:span></text:p>
      <text:p text:style-name="P1"><text:span text:style-name="T1"><text:tab/>float[,] floatMatrix = new float[8,2];</text:span></text:p>
      <text:p text:style-name="P1"><text:span text:style-name="T1"><text:tab/>string [,,] stringCube = new string [5, 5, 5];</text:span></text:p>
      <text:p text:style-name="P1"><text:span text:style-name="T1"/></text:p>
      <text:p text:style-name="P1"><text:span text:style-name="T1">Multidimensional arrays are initialized to default value</text:span></text:p>
      <text:p text:style-name="P1"><text:span text:style-name="T1"/></text:p>
      <text:p text:style-name="P1"><text:span text:style-name="T1">int [][] jagged; // array of arrays</text:span></text:p>
      <text:p text:style-name="P1"><text:span text:style-name="T1">int[,] matrix = {</text:span></text:p>
      <text:p text:style-name="P1"><text:span text:style-name="T1"><text:tab/>{1, 2, 3, 4}, //row 0 values</text:span></text:p>
      <text:p text:style-name="P1"><text:span text:style-name="T1"><text:tab/>{5, 6, 7, 8} //row 1 values</text:span></text:p>
      <text:p text:style-name="P1"><text:span text:style-name="T1">}<text:tab/></text:span></text:p>
      <text:p text:style-name="P1"><text:span text:style-name="T1"/></text:p>
      <text:p text:style-name="P1"><text:span text:style-name="T1">Accessing elements: </text:span></text:p>
      <text:p text:style-name="P1"><text:span text:style-name="T1">int[,] array = new int [3, 4];</text:span></text:p>
      <text:p text:style-name="P1"><text:span text:style-name="T1">for (int row = 0; row &lt; array.GetLength(0); row++)</text:span></text:p>
      <text:p text:style-name="P1"><text:span text:style-name="T1"><text:tab/>for (int col = 0; col &lt; array.GetLength(1); col++)</text:span></text:p>
      <text:p text:style-name="P1"><text:span text:style-name="T1"><text:tab/><text:tab/>array[row, col] = row + col;</text:span></text:p>
      <text:p text:style-name="P1"><text:span text:style-name="T1"/></text:p>
      <text:p text:style-name="P1"><text:span text:style-name="T1">array.GetLength(n) – returns array size in dimension n</text:span></text:p>
      <text:p text:style-name="P1"><text:span text:style-name="T1"/></text:p>
      <text:p text:style-name="P1">Jagged Arrays</text:p>
      <text:p text:style-name="P2">Array of Arrays - Each dimension has different size</text:p>
      <text:p text:style-name="P2"/>
      <text:p text:style-name="P2">int[][] jagged = new int[3][];</text:p>
      <text:p text:style-name="P2">jagged[0] = new int[3];</text:p>
      <text:p text:style-name="P2">jagged[1] = new int[2];</text:p>
      <text:p text:style-name="P2"/>
      <text:p text:style-name="P2">Accessing element</text:p>
      <text:p text:style-name="P2">int element=[0][0];</text:p>
      <text:p text:style-name="P2"/>
      <text:p text:style-name="P2">int[][] jagged = new int[5][];</text:p>
      <text:p text:style-name="P2">for ( int row = 0; row &lt; jagged.Length; row++)</text:p>
      <text:p text:style-name="P2">{</text:p>
      <text:p text:style-name="P2">int [] inputNumbers = Console.ReadLine().Split(' ').Select(int.Parse);</text:p>
      <text:p text:style-name="P2">jagged[row] = new int[inputNumbers.Length];</text:p>
      <text:p text:style-name="P2">for (int col=0; col &lt; jagged[row].Length; col++)</text:p>
      <text:p text:style-name="P2"><text:s/><text:tab/>{</text:p>
      <text:p text:style-name="P2"><text:tab/>jagged[row][col]=inputNumbers[col];</text:p>
      <text:p text:style-name="P2"><text:tab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6M57S</meta:editing-duration>
    <meta:editing-cycles>18</meta:editing-cycles>
    <meta:generator>OpenOffice/4.1.5$Win32 OpenOffice.org_project/415m1$Build-9789</meta:generator>
    <dc:date>2018-09-23T08:54:08.90</dc:date>
    <meta:document-statistic meta:table-count="0" meta:image-count="0" meta:object-count="0" meta:page-count="1" meta:paragraph-count="35" meta:word-count="169" meta:character-count="1049"/>
    <meta:user-defined meta:name="Info 1"/>
    <meta:user-defined meta:name="Info 2"/>
    <meta:user-defined meta:name="Info 3"/>
    <meta:user-defined meta:name="Info 4"/>
  </office:meta>
</office:document-meta>
</file>